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2af9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unny Curry au Poulet, Nouilles &amp; Coco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20-25 min</text:p>
        </text:list-item>
        <text:list-item>
          <text:p text:style-name="P2"><text:span text:style-name="Strong_20_Emphasis">À table dans</text:span>: 25-35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Sauteuse avec couvercle</text:p>
        </text:list-item>
        <text:list-item>
          <text:p text:style-name="P5">Râpe</text:p>
        </text:list-item>
        <text:list-item>
          <text:p text:style-name="P4">Éplucheur</text:p>
        </text:list-item>
      </text:list>
      <text:p text:style-name="Horizontal_20_Line"/>
      <text:h text:style-name="Heading_20_3" text:outline-level="3">Ingrédients pour 2 Personnes :</text:h>
      <text:list text:style-name="L3">
        <text:list-item>
          <text:p text:style-name="P7"><text:span text:style-name="Strong_20_Emphasis">Carotte</text:span> : 1 pièce</text:p>
        </text:list-item>
        <text:list-item>
          <text:p text:style-name="P7"><text:span text:style-name="Strong_20_Emphasis">Cébette</text:span> : 1/2 botte</text:p>
        </text:list-item>
        <text:list-item>
          <text:p text:style-name="P7"><text:span text:style-name="Strong_20_Emphasis">Gousse d'ail</text:span> : 1 pièce</text:p>
        </text:list-item>
        <text:list-item>
          <text:p text:style-name="P7"><text:span text:style-name="Strong_20_Emphasis">Gingembre frais</text:span> : 1 cm</text:p>
        </text:list-item>
        <text:list-item>
          <text:p text:style-name="P7"><text:span text:style-name="Strong_20_Emphasis">Filet de poulet</text:span> : 2 pièces</text:p>
        </text:list-item>
        <text:list-item>
          <text:p text:style-name="P7"><text:span text:style-name="Strong_20_Emphasis">Curry en poudre</text:span> : 1 sachet</text:p>
        </text:list-item>
        <text:list-item>
          <text:p text:style-name="P7"><text:span text:style-name="Strong_20_Emphasis">Lait de coco</text:span> : 1 paquet</text:p>
        </text:list-item>
        <text:list-item>
          <text:p text:style-name="P7"><text:span text:style-name="Strong_20_Emphasis">Nouilles de blé</text:span> : 200 g</text:p>
        </text:list-item>
        <text:list-item>
          <text:p text:style-name="P6"><text:span text:style-name="Strong_20_Emphasis">Huile de tournesol</text:span> : 1 1/2 cs</text:p>
        </text:list-item>
      </text:list>
      <text:h text:style-name="Heading_20_4" text:outline-level="4">À ajouter vous-même :</text:h>
      <text:list text:style-name="L4">
        <text:list-item>
          <text:p text:style-name="P9"><text:span text:style-name="Strong_20_Emphasis">Cube de bouillon de volaille</text:span> : 1/2 pièce</text:p>
        </text:list-item>
        <text:list-item>
          <text:p text:style-name="P8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Étape 1 : Préparer les ingrédients</text:h>
      <text:list text:style-name="L5">
        <text:list-item>
          <text:p text:style-name="P11"><text:span text:style-name="Strong_20_Emphasis">Épluchez</text:span> et coupez la carotte en très fines demi-lunes ou en rubans.</text:p>
        </text:list-item>
        <text:list-item>
          <text:p text:style-name="P11"><text:span text:style-name="Strong_20_Emphasis">Ciselez</text:span> le blanc et le vert de la cébette séparément.</text:p>
        </text:list-item>
        <text:list-item>
          <text:p text:style-name="P11"><text:span text:style-name="Strong_20_Emphasis">Ciselez</text:span> l'ail et râpez finement le gingembre (ça pique ! Dosez-le selon votre goût).</text:p>
        </text:list-item>
        <text:list-item>
          <text:p text:style-name="P11"><text:span text:style-name="Strong_20_Emphasis">Coupez</text:span> le poulet en dés de 1 cm.</text:p>
        </text:list-item>
        <text:list-item>
          <text:p text:style-name="P10"><text:span text:style-name="Strong_20_Emphasis">Secouez</text:span> le paquet de lait de coco afin que les éventuels grumeaux se décomposent.</text:p>
        </text:list-item>
      </text:list>
      <text:h text:style-name="Heading_20_4" text:outline-level="4">Étape 2 : Faire revenir le poulet</text:h>
      <text:list text:style-name="L6">
        <text:list-item>
          <text:p text:style-name="P13"><text:span text:style-name="Strong_20_Emphasis">Faites chauffer</text:span> un filet d'huile de tournesol dans une grande sauteuse à bords hauts ou une marmite à feu moyen-vif.</text:p>
        </text:list-item>
        <text:list-item>
          <text:p text:style-name="P12"><text:span text:style-name="Strong_20_Emphasis">Ajoutez</text:span> le poulet. Faites-le dorer 2-3 min, puis réservez-le hors de la sauteuse.</text:p>
        </text:list-item>
      </text:list>
      <text:h text:style-name="Heading_20_4" text:outline-level="4"><text:soft-page-break/>Étape 3 : Cuire les légumes</text:h>
      <text:list text:style-name="L7">
        <text:list-item>
          <text:p text:style-name="P15"><text:span text:style-name="Strong_20_Emphasis">Remettez</text:span> la sauteuse sur le feu.</text:p>
        </text:list-item>
        <text:list-item>
          <text:p text:style-name="P15"><text:span text:style-name="Strong_20_Emphasis">Ajoutez</text:span> le blanc de la cébette, la carotte, l'ail, le gingembre et le curry (ça pique ! Dosez-le selon votre goût).</text:p>
        </text:list-item>
        <text:list-item>
          <text:p text:style-name="P14"><text:span text:style-name="Strong_20_Emphasis">Faites-les revenir</text:span> 1 min.</text:p>
        </text:list-item>
      </text:list>
      <text:h text:style-name="Heading_20_4" text:outline-level="4">Étape 4 : Cuire les nouilles</text:h>
      <text:list text:style-name="L8">
        <text:list-item>
          <text:p text:style-name="P17"><text:span text:style-name="Strong_20_Emphasis">Versez</text:span> 175 ml d'eau par personne et le lait de coco dans la sauteuse.</text:p>
        </text:list-item>
        <text:list-item>
          <text:p text:style-name="P17"><text:span text:style-name="Strong_20_Emphasis">Émiettez</text:span> le cube de bouillon par-dessus. Portez à ébullition, puis ajoutez les nouilles.</text:p>
        </text:list-item>
        <text:list-item>
          <text:p text:style-name="P17"><text:span text:style-name="Strong_20_Emphasis">Couvrez</text:span> et faites cuire 2-3 min à feu moyen.</text:p>
        </text:list-item>
        <text:list-item>
          <text:p text:style-name="P17"><text:span text:style-name="Strong_20_Emphasis">Retirez</text:span> le couvercle, ajoutez le poulet et prolongez la cuisson de 3-4 min, ou jusqu'à ce que les nouilles soient cuites et la sauce épaisse et crémeuse.</text:p>
        </text:list-item>
        <text:list-item>
          <text:p text:style-name="P16"><text:span text:style-name="Strong_20_Emphasis">Ajoutez</text:span> un peu plus d'eau, si nécessaire.</text:p>
        </text:list-item>
      </text:list>
      <text:h text:style-name="Heading_20_4" text:outline-level="4">Étape 5 : Servir</text:h>
      <text:list text:style-name="L9">
        <text:list-item>
          <text:p text:style-name="P19"><text:span text:style-name="Strong_20_Emphasis">Servez</text:span> les nouilles au curry dans des assiettes creuses.</text:p>
        </text:list-item>
        <text:list-item>
          <text:p text:style-name="P19"><text:span text:style-name="Strong_20_Emphasis">Parsemez</text:span> de vert de cébette.</text:p>
        </text:list-item>
        <text:list-item>
          <text:p text:style-name="P18"><text:span text:style-name="Strong_20_Emphasis">Dégustez</text:span> sans tarder : les nouilles absorbent une partie de la sauce.</text:p>
        </text:list-item>
      </text:list>
      <text:p text:style-name="Horizontal_20_Line"/>
      <text:h text:style-name="Heading_20_3" text:outline-level="3">Valeurs Nutritionnelles :</text:h>
      <text:list text:style-name="L10">
        <text:list-item>
          <text:p text:style-name="P21"><text:span text:style-name="Strong_20_Emphasis">Par portion</text:span> : 3402 kJ / 813 kcal</text:p>
        </text:list-item>
        <text:list-item>
          <text:p text:style-name="P21"><text:span text:style-name="Strong_20_Emphasis">Pour 100 g</text:span> : 750 kJ / 179 kcal</text:p>
        </text:list-item>
        <text:list-item>
          <text:p text:style-name="P21"><text:span text:style-name="Strong_20_Emphasis">Lipides total</text:span> : 30 g</text:p>
        </text:list-item>
        <text:list-item>
          <text:p text:style-name="P21"><text:span text:style-name="Strong_20_Emphasis">Dont saturés</text:span> : 17,7 g</text:p>
        </text:list-item>
        <text:list-item>
          <text:p text:style-name="P21"><text:span text:style-name="Strong_20_Emphasis">Glucides</text:span> : 94 g</text:p>
        </text:list-item>
        <text:list-item>
          <text:p text:style-name="P21"><text:span text:style-name="Strong_20_Emphasis">Dont sucres</text:span> : 9,6 g</text:p>
        </text:list-item>
        <text:list-item>
          <text:p text:style-name="P21"><text:span text:style-name="Strong_20_Emphasis">Fibres</text:span> : 7 g</text:p>
        </text:list-item>
        <text:list-item>
          <text:p text:style-name="P21"><text:span text:style-name="Strong_20_Emphasis">Protéines</text:span> : 41 g</text:p>
        </text:list-item>
        <text:list-item>
          <text:p text:style-name="P20"><text:span text:style-name="Strong_20_Emphasis">Sel</text:span> : 2,6 g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20:54:31.836676644</dc:date>
    <meta:editing-duration>PT23M30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2" meta:paragraph-count="57" meta:word-count="481" meta:character-count="2409" meta:non-whitespace-character-count="2028"/>
  </office:meta>
</office:document-meta>
</file>